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50ef" officeooo:paragraph-rsid="001d50ef"/>
    </style:style>
    <style:style style:name="P2" style:family="paragraph" style:parent-style-name="Standard">
      <style:paragraph-properties fo:text-align="justify" style:justify-single-word="false"/>
      <style:text-properties officeooo:rsid="001e3899" officeooo:paragraph-rsid="001e3899"/>
    </style:style>
    <style:style style:name="P3" style:family="paragraph" style:parent-style-name="Standard">
      <style:paragraph-properties fo:text-align="justify" style:justify-single-word="false"/>
      <style:text-properties officeooo:rsid="001f1c04" officeooo:paragraph-rsid="001f1c0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50ef" officeooo:paragraph-rsid="001d50e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f1c04" officeooo:paragraph-rsid="001f1c0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67f6" officeooo:paragraph-rsid="002367f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38986" officeooo:paragraph-rsid="00238986" style:font-weight-asian="normal" style:font-weight-complex="normal"/>
    </style:style>
    <style:style style:name="T1" style:family="text">
      <style:text-properties officeooo:rsid="001e3899"/>
    </style:style>
    <style:style style:name="T2" style:family="text">
      <style:text-properties officeooo:rsid="001f1c04"/>
    </style:style>
    <style:style style:name="T3" style:family="text">
      <style:text-properties officeooo:rsid="00225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ie 2.1 :</text:p>
      <text:p text:style-name="P1"/>
      <text:p text:style-name="P1">Q0 : <text:span text:style-name="T1">La valeur de a = 8, </text:span><text:span text:style-name="T3">on utilisant seulement 2088988 comme matricule.</text:span></text:p>
      <text:p text:style-name="P1"/>
      <text:p text:style-name="P1">Q1 : <text:span text:style-name="T1">On utilise des boucles </text:span><text:span text:style-name="T2">while ainsi que des if et elses.</text:span></text:p>
      <text:p text:style-name="P1"/>
      <text:p text:style-name="P1">Q2 : <text:span text:style-name="T1">Le contenu de 0x10 est 0</text:span></text:p>
      <text:p text:style-name="P1"/>
      <text:p text:style-name="P1">Q3 : <text:span text:style-name="T1">Le programme va vérifier si le nombre entré en a est pair ou impair.</text:span></text:p>
      <text:p text:style-name="P1"/>
      <text:p text:style-name="P2">Q4 : <text:span text:style-name="T2">Le résultat maximal de a serait <text:s/>2^32 -1, donc le resultat de res sera 1.</text:span></text:p>
      <text:p text:style-name="P2"/>
      <text:p text:style-name="P2"/>
      <text:p text:style-name="P5">Partie 2.2</text:p>
      <text:p text:style-name="P5"/>
      <text:p text:style-name="P5"/>
      <text:p text:style-name="P5"/>
      <text:p text:style-name="P5"/>
      <text:p text:style-name="P6">Partie 3.3</text:p>
      <text:p text:style-name="P6"/>
      <text:p text:style-name="P7">Q0 : La valeur de data est 43.</text:p>
      <text:p text:style-name="P7"/>
      <text:p text:style-name="P7">Q1 : </text:p>
      <text:p text:style-name="P6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9:58:04.582228703</meta:creation-date>
    <dc:date>2022-02-04T20:09:06.681931383</dc:date>
    <meta:editing-duration>PT2H28M21S</meta:editing-duration>
    <meta:editing-cycles>3</meta:editing-cycles>
    <meta:generator>LibreOffice/7.1.5.2$Linux_X86_64 LibreOffice_project/10$Build-2</meta:generator>
    <meta:document-statistic meta:table-count="0" meta:image-count="0" meta:object-count="0" meta:page-count="1" meta:paragraph-count="10" meta:word-count="85" meta:character-count="379" meta:non-whitespace-character-count="302"/>
  </office:meta>
</office:document-meta>
</file>